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1cm" fo:margin-left="-0.191cm" table:align="left" style:writing-mode="lr-tb"/>
    </style:style>
    <style:style style:name="Таблица1.A" style:family="table-column">
      <style:table-column-properties style:column-width="0.841cm"/>
    </style:style>
    <style:style style:name="Таблица1.B" style:family="table-column">
      <style:table-column-properties style:column-width="2.281cm"/>
    </style:style>
    <style:style style:name="Таблица1.C" style:family="table-column">
      <style:table-column-properties style:column-width="5.53cm"/>
    </style:style>
    <style:style style:name="Таблица1.D" style:family="table-column">
      <style:table-column-properties style:column-width="8.35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Таблица1.D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Таблица1.A2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Таблица1.D2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Таблица2" style:family="table">
      <style:table-properties style:width="12.603cm" fo:margin-left="-0.191cm" table:align="left" style:writing-mode="lr-tb"/>
    </style:style>
    <style:style style:name="Таблица2.A" style:family="table-column">
      <style:table-column-properties style:column-width="3.632cm"/>
    </style:style>
    <style:style style:name="Таблица2.B" style:family="table-column">
      <style:table-column-properties style:column-width="3.32cm"/>
    </style:style>
    <style:style style:name="Таблица2.C" style:family="table-column">
      <style:table-column-properties style:column-width="2.542cm"/>
    </style:style>
    <style:style style:name="Таблица2.D" style:family="table-column">
      <style:table-column-properties style:column-width="3.1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3" style:family="table">
      <style:table-properties style:width="17.011cm" fo:margin-left="-0.191cm" table:align="left" style:writing-mode="lr-tb"/>
    </style:style>
    <style:style style:name="Таблица3.A" style:family="table-column">
      <style:table-column-properties style:column-width="0.87cm"/>
    </style:style>
    <style:style style:name="Таблица3.B" style:family="table-column">
      <style:table-column-properties style:column-width="1.716cm"/>
    </style:style>
    <style:style style:name="Таблица3.C" style:family="table-column">
      <style:table-column-properties style:column-width="4.445cm"/>
    </style:style>
    <style:style style:name="Таблица3.D" style:family="table-column">
      <style:table-column-properties style:column-width="9.9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#ffffff" fo:padding-left="0.191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Таблица3.D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Таблица3.A2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Таблица3.D2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Таблица4" style:family="table">
      <style:table-properties style:width="12.532cm" fo:margin-left="-0.191cm" table:align="left" style:writing-mode="lr-tb"/>
    </style:style>
    <style:style style:name="Таблица4.A" style:family="table-column">
      <style:table-column-properties style:column-width="2.91cm"/>
    </style:style>
    <style:style style:name="Таблица4.B" style:family="table-column">
      <style:table-column-properties style:column-width="3.657cm"/>
    </style:style>
    <style:style style:name="Таблица4.C" style:family="table-column">
      <style:table-column-properties style:column-width="5.965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middle" fo:background-color="#ffffff" fo:padding-left="0.191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Таблица4.C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Таблица4.A2" style:family="table-cell">
      <style:table-cell-properties style:vertical-align="middle"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Таблица4.C2" style:family="table-cell">
      <style:table-cell-properties style:vertical-align="middle"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Таблица5" style:family="table">
      <style:table-properties style:width="17.011cm" fo:margin-left="-0.191cm" table:align="left" style:writing-mode="lr-tb"/>
    </style:style>
    <style:style style:name="Таблица5.A" style:family="table-column">
      <style:table-column-properties style:column-width="0.885cm"/>
    </style:style>
    <style:style style:name="Таблица5.B" style:family="table-column">
      <style:table-column-properties style:column-width="1.715cm"/>
    </style:style>
    <style:style style:name="Таблица5.C" style:family="table-column">
      <style:table-column-properties style:column-width="4.406cm"/>
    </style:style>
    <style:style style:name="Таблица5.D" style:family="table-column">
      <style:table-column-properties style:column-width="10.005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#ffffff" fo:padding-left="0.191cm" fo:padding-right="0.191cm" fo:padding-top="0cm" fo:padding-bottom="0cm" fo:border-left="0.25pt solid #000001" fo:border-right="none" fo:border-top="0.25pt solid #000001" fo:border-bottom="none">
        <style:background-image/>
      </style:table-cell-properties>
    </style:style>
    <style:style style:name="Таблица5.D1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0.25pt solid #000001" fo:border-bottom="none">
        <style:background-image/>
      </style:table-cell-properties>
    </style:style>
    <style:style style:name="Таблица5.A2" style:family="table-cell">
      <style:table-cell-properties fo:background-color="#ffffff" fo:padding-left="0.191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Таблица5.D2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Таблица5.A3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Таблица5.D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Таблица6" style:family="table">
      <style:table-properties style:width="17cm" table:align="margins" style:writing-mode="lr-tb"/>
    </style:style>
    <style:style style:name="Таблица6.A" style:family="table-column">
      <style:table-column-properties style:column-width="5.667cm" style:rel-column-width="21845*"/>
    </style:style>
    <style:style style:name="Таблица6.C" style:family="table-column">
      <style:table-column-properties style:column-width="5.667cm" style:rel-column-width="21844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 style:list-style-name="WWNum3"/>
    <style:style style:name="P2" style:family="paragraph" style:parent-style-name="Text_20_body" style:list-style-name="WWNum4"/>
    <style:style style:name="P3" style:family="paragraph" style:parent-style-name="Text_20_body" style:list-style-name="WWNum5"/>
    <style:style style:name="P4" style:family="paragraph" style:parent-style-name="Text_20_body" style:list-style-name="WWNum6"/>
    <style:style style:name="P5" style:family="paragraph" style:parent-style-name="Text_20_body" style:list-style-name="WWNum7"/>
    <style:style style:name="P6" style:family="paragraph" style:parent-style-name="Text_20_body" style:list-style-name="WWNum1">
      <style:text-properties officeooo:paragraph-rsid="0023c3b6"/>
    </style:style>
    <style:style style:name="P7" style:family="paragraph" style:parent-style-name="Text_20_body">
      <style:text-properties fo:font-size="14pt" style:font-size-asian="14pt" style:font-size-complex="14pt"/>
    </style:style>
    <style:style style:name="P8" style:family="paragraph" style:parent-style-name="Text_20_body" style:list-style-name="WWNum1">
      <style:text-properties fo:font-size="14pt" style:font-size-asian="14pt" style:font-size-complex="14pt"/>
    </style:style>
    <style:style style:name="P9" style:family="paragraph" style:parent-style-name="Text_20_body" style:list-style-name="WWNum1">
      <style:text-properties fo:font-size="14pt" officeooo:paragraph-rsid="0023c3b6" style:font-size-asian="14pt" style:font-size-complex="14pt"/>
    </style:style>
    <style:style style:name="P10" style:family="paragraph" style:parent-style-name="Text_20_body" style:list-style-name="WWNum1">
      <style:text-properties fo:font-size="14pt" officeooo:paragraph-rsid="0023fbe3" style:font-size-asian="14pt" style:font-size-complex="14pt"/>
    </style:style>
    <style:style style:name="P11" style:family="paragraph" style:parent-style-name="Text_20_body" style:list-style-name="WWNum1">
      <style:text-properties fo:font-size="14pt" officeooo:paragraph-rsid="00279ceb" style:font-size-asian="14pt" style:font-size-complex="14pt"/>
    </style:style>
    <style:style style:name="P12" style:family="paragraph" style:parent-style-name="Text_20_body" style:list-style-name="WWNum3">
      <style:text-properties fo:font-size="14pt" style:font-size-asian="14pt" style:font-size-complex="14pt"/>
    </style:style>
    <style:style style:name="P13" style:family="paragraph" style:parent-style-name="Text_20_body" style:list-style-name="WWNum8">
      <style:text-properties fo:font-size="14pt" style:font-size-asian="14pt" style:font-size-complex="14pt"/>
    </style:style>
    <style:style style:name="P14" style:family="paragraph" style:parent-style-name="Text_20_body">
      <style:text-properties fo:font-size="14pt" officeooo:paragraph-rsid="002594c1" style:font-size-asian="14pt" style:font-size-complex="14pt"/>
    </style:style>
    <style:style style:name="P15" style:family="paragraph" style:parent-style-name="Text_20_body">
      <style:text-properties fo:font-size="14pt" officeooo:paragraph-rsid="002626c7" style:font-size-asian="14pt" style:font-size-complex="14pt"/>
    </style:style>
    <style:style style:name="P16" style:family="paragraph" style:parent-style-name="Text_20_body" style:list-style-name="L1">
      <style:text-properties fo:font-size="14pt" officeooo:paragraph-rsid="00279ceb" style:font-size-asian="14pt" style:font-size-complex="14pt"/>
    </style:style>
    <style:style style:name="P17" style:family="paragraph" style:parent-style-name="Text_20_body" style:list-style-name="L1"/>
    <style:style style:name="P18" style:family="paragraph" style:parent-style-name="Text_20_body" style:list-style-name="L1">
      <style:paragraph-properties fo:margin-top="0cm" fo:margin-bottom="0cm" style:contextual-spacing="false"/>
    </style:style>
    <style:style style:name="P19" style:family="paragraph" style:parent-style-name="Table_20_Contents">
      <style:text-properties fo:font-size="14pt" officeooo:paragraph-rsid="002594c1" style:font-size-asian="14pt" style:font-size-complex="14pt"/>
    </style:style>
    <style:style style:name="P20" style:family="paragraph" style:parent-style-name="Table_20_Contents">
      <style:text-properties fo:font-size="14pt" officeooo:paragraph-rsid="0025fdb0" style:font-size-asian="14pt" style:font-size-complex="14pt"/>
    </style:style>
    <style:style style:name="P21" style:family="paragraph" style:parent-style-name="Heading_20_1" style:master-page-name="Standard">
      <style:paragraph-properties style:page-number="auto"/>
      <style:text-properties officeooo:paragraph-rsid="002594c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background-color="#ffffff" style:font-style-asian="italic" style:font-style-complex="italic"/>
    </style:style>
    <style:style style:name="T5" style:family="text">
      <style:text-properties fo:background-color="#ffffff"/>
    </style:style>
    <style:style style:name="T6" style:family="text">
      <style:text-properties fo:color="#000000" fo:background-color="#ffffff"/>
    </style:style>
    <style:style style:name="T7" style:family="text">
      <style:text-properties fo:color="#000000" fo:font-style="italic" fo:background-color="#ffffff" style:font-style-asian="italic" style:font-style-complex="italic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background-color="#ffffff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size="14pt" style:font-size-asian="14pt" style:font-size-complex="14pt"/>
    </style:style>
    <style:style style:name="T12" style:family="text">
      <style:text-properties style:font-name="Times New Roman" fo:font-size="14pt" fo:font-style="italic" style:font-size-asian="14pt" style:font-style-asian="italic" style:font-size-complex="14pt"/>
    </style:style>
    <style:style style:name="T13" style:family="text">
      <style:text-properties style:font-name="Times New Roman" officeooo:rsid="001cb0d1"/>
    </style:style>
    <style:style style:name="T14" style:family="text">
      <style:text-properties style:font-name="Times New Roman" officeooo:rsid="00210734"/>
    </style:style>
    <style:style style:name="T15" style:family="text">
      <style:text-properties style:font-name="Times New Roman" fo:font-style="normal" fo:font-weight="normal" officeooo:rsid="00210734" style:font-style-asian="normal" style:font-weight-asian="normal" style:font-style-complex="normal" style:font-weight-complex="normal"/>
    </style:style>
    <style:style style:name="T16" style:family="text">
      <style:text-properties style:font-name="Times New Roman" fo:font-style="normal" fo:font-weight="normal" officeooo:rsid="0023fbe3" style:font-style-asian="normal" style:font-weight-asian="normal" style:font-style-complex="normal" style:font-weight-complex="normal"/>
    </style:style>
    <style:style style:name="T17" style:family="text">
      <style:text-properties style:font-name="Times New Roman" fo:font-style="normal" fo:font-weight="normal" officeooo:rsid="002594c1" style:font-style-asian="normal" style:font-weight-asian="normal" style:font-style-complex="normal" style:font-weight-complex="normal"/>
    </style:style>
    <style:style style:name="T18" style:family="text">
      <style:text-properties style:font-name="Times New Roman" fo:font-style="normal" fo:font-weight="normal" officeooo:rsid="002626c7" style:font-style-asian="normal" style:font-weight-asian="normal" style:font-style-complex="normal" style:font-weight-complex="normal"/>
    </style:style>
    <style:style style:name="T19" style:family="text">
      <style:text-properties style:font-name="Times New Roman" fo:font-style="normal" fo:font-weight="normal" officeooo:rsid="00279ceb" style:font-style-asian="normal" style:font-weight-asian="normal" style:font-style-complex="normal" style:font-weight-complex="normal"/>
    </style:style>
    <style:style style:name="T20" style:family="text">
      <style:text-properties style:font-name="Times New Roman" fo:font-style="normal" style:text-underline-style="solid" style:text-underline-width="auto" style:text-underline-color="font-color" fo:font-weight="normal" officeooo:rsid="0023fbe3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79ceb" style:font-style-asian="normal" style:font-weight-asian="normal" style:font-style-complex="normal" style:font-weight-complex="normal"/>
    </style:style>
    <style:style style:name="T22" style:family="text">
      <style:text-properties officeooo:rsid="0023c3b6"/>
    </style:style>
    <style:style style:name="T23" style:family="text">
      <style:text-properties officeooo:rsid="002594c1"/>
    </style:style>
    <style:style style:name="T24" style:family="text">
      <style:text-properties officeooo:rsid="0025fdb0"/>
    </style:style>
    <style:style style:name="T25" style:family="text">
      <style:text-properties style:font-name="Times New Roman"/>
    </style:style>
    <style:style style:name="T26" style:family="text">
      <style:text-properties style:font-name="Times New Roman" fo:font-style="normal" fo:font-weight="normal" officeooo:rsid="00279ceb" style:font-style-asian="normal" style:font-weight-asian="normal" style:font-style-complex="normal" style:font-weight-complex="normal"/>
    </style:style>
    <style:style style:name="T27" style:family="text">
      <style:text-properties style:font-name="Times New Roman"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<text:span text:style-name="T23">Основы ассемблера</text:span></text:h>
      <text:list xml:id="list15252111911" text:style-name="WWNum1">
        <text:list-item>
          <text:p text:style-name="P8"><text:span text:style-name="T8">Суффиксы</text:span> (последняя буква в имени команды это суффикс):</text:p>
          <text:p text:style-name="P6"><text:span text:style-name="Source_20_Text"><text:span text:style-name="T11">b</text:span></text:span><text:span text:style-name="T11"> (от англ. byte) — 1 байт, </text:span></text:p>
          <text:p text:style-name="P6"><text:span text:style-name="Source_20_Text"><text:span text:style-name="T11">w</text:span></text:span><text:span text:style-name="T11"> (от англ. word) — 2 байта, </text:span></text:p>
          <text:p text:style-name="P6"><text:span text:style-name="Source_20_Text"><text:span text:style-name="T11">l</text:span></text:span><text:span text:style-name="T11"> (от англ. long) — 4 байта, </text:span></text:p>
          <text:p text:style-name="P9"><text:span text:style-name="Source_20_Text"><text:span text:style-name="T10">q</text:span></text:span><text:span text:style-name="T10"> (от англ. quad) — 8 байт.</text:span></text:p>
        </text:list-item>
        <text:list-item>
          <text:p text:style-name="P9"><text:span text:style-name="T8">Префиксы</text:span><text:span text:style-name="T22">:</text:span></text:p>
          <text:p text:style-name="P9"><text:span text:style-name="T13">% — имя регистра;</text:span></text:p>
          <text:p text:style-name="P9"><text:span text:style-name="T13">$ </text:span><text:span text:style-name="T14">— <text:s/><text:tab/>перед константой используется для получения ее</text:span><text:span text:style-name="T13"> </text:span><text:span text:style-name="T14">значения;</text:span></text:p>
          <text:p text:style-name="P9"><text:span text:style-name="T14"><text:tab/>используется </text:span><text:span text:style-name="T15">для получения смещения метки отсутствие которого приводит к чтению содержимого ячейки.</text:span></text:p>
        </text:list-item>
        <text:list-item>
          <text:p text:style-name="P11"><text:span text:style-name="T19">Регистры общего назначения:</text:span></text:p>
        </text:list-item>
        <text:list-item text:style-override="L1">
          <text:p text:style-name="P16"><text:span text:style-name="Source_20_Text"><text:span text:style-name="T19">%eax</text:span></text:span><text:span text:style-name="T19">: Accumulator register — аккумулятор, применяется для хранения результатов промежуточных вычислений</text:span></text:p>
        </text:list-item>
        <text:list-item text:style-override="L1">
          <text:p text:style-name="P18"><text:span text:style-name="Source_20_Text"><text:span text:style-name="T11">%ebx</text:span></text:span><text:span text:style-name="T11">: Base register — базовый регистр, применяется для хранения адреса (указателя на) некоторый объект в памяти</text:span></text:p>
        </text:list-item>
        <text:list-item text:style-override="L1">
          <text:p text:style-name="P18"><text:span text:style-name="Source_20_Text"><text:span text:style-name="T11">%ecx</text:span></text:span><text:span text:style-name="T11">: Counter register — счетчик, его неявно используют некоторые команды для организации циклов (см. loop)</text:span></text:p>
        </text:list-item>
        <text:list-item text:style-override="L1">
          <text:p text:style-name="P18"><text:span text:style-name="Source_20_Text"><text:span text:style-name="T11">%edx</text:span></text:span><text:span text:style-name="T11">: Data register — регистр данных, используется для хранения результатов промежуточных вычислений и ввода-вывода</text:span></text:p>
        </text:list-item>
        <text:list-item text:style-override="L1">
          <text:p text:style-name="P18"><text:span text:style-name="Source_20_Text"><text:span text:style-name="T11">%esp</text:span></text:span><text:span text:style-name="T11">: Stack pointer register — указатель стека. Содержит адрес вершины стека</text:span></text:p>
        </text:list-item>
        <text:list-item text:style-override="L1">
          <text:p text:style-name="P18"><text:span text:style-name="Source_20_Text"><text:span text:style-name="T11">%ebp</text:span></text:span><text:span text:style-name="T11">: Base pointer register — указатель базы кадра стека (англ. stack frame)</text:span></text:p>
        </text:list-item>
        <text:list-item text:style-override="L1">
          <text:p text:style-name="P18"><text:span text:style-name="Source_20_Text"><text:span text:style-name="T11">%esi</text:span></text:span><text:span text:style-name="T11">: Source index register — индекс источника, в цепочечных операциях содержит указатель на текущий элемент-источник</text:span></text:p>
        </text:list-item>
        <text:list-item text:style-override="L1">
          <text:p text:style-name="P17"><text:span text:style-name="Source_20_Text"><text:span text:style-name="T11">%edi</text:span></text:span><text:span text:style-name="T11">: Destination index register — индекс приёмника, в цепочечных операциях содержит указатель на текущий элемент-приёмник</text:span></text:p>
          <text:p text:style-name="P11"><text:span text:style-name="T19"/></text:p>
        </text:list-item>
        <text:list-item>
          <text:p text:style-name="P10"><text:span text:style-name="T20">Файловые дескрипторы</text:span><text:span text:style-name="T16">:</text:span></text:p>
        </text:list-item>
      </text:list>
      <table:table table:name="Таблица6" table:style-name="Таблица6">
        <table:table-column table:style-name="Таблица6.A" table:number-columns-repeated="2"/>
        <table:table-column table:style-name="Таблица6.C"/>
        <table:table-row>
          <table:table-cell table:style-name="Таблица6.A1" office:value-type="string">
            <text:p text:style-name="P19"><text:span text:style-name="T23">Наименование</text:span></text:p>
          </table:table-cell>
          <table:table-cell table:style-name="Таблица6.A1" office:value-type="string">
            <text:p text:style-name="P19"><text:span text:style-name="T23"/></text:p>
          </table:table-cell>
          <table:table-cell table:style-name="Таблица6.C1" office:value-type="string">
            <text:p text:style-name="P19"><text:span text:style-name="T23">Номер дескриптора</text:span></text:p>
          </table:table-cell>
        </table:table-row>
        <table:table-row>
          <table:table-cell table:style-name="Таблица6.A2" office:value-type="string">
            <text:p text:style-name="P19"><text:span text:style-name="T23">Потоком стандартного ввода процесса</text:span></text:p>
          </table:table-cell>
          <table:table-cell table:style-name="Таблица6.A2" office:value-type="string">
            <text:p text:style-name="P19"><text:span text:style-name="T23">std</text:span><text:span text:style-name="T24">in</text:span></text:p>
          </table:table-cell>
          <table:table-cell table:style-name="Таблица6.C2" office:value-type="string">
            <text:p text:style-name="P20"><text:span text:style-name="T24">0</text:span></text:p>
          </table:table-cell>
        </table:table-row>
        <table:table-row>
          <table:table-cell table:style-name="Таблица6.A2" office:value-type="string">
            <text:p text:style-name="P19"><text:span text:style-name="T24">П</text:span><text:span text:style-name="T23">оток стандартного вывода</text:span></text:p>
          </table:table-cell>
          <table:table-cell table:style-name="Таблица6.A2" office:value-type="string">
            <text:p text:style-name="P19"><text:span text:style-name="T23">stdin</text:span></text:p>
          </table:table-cell>
          <table:table-cell table:style-name="Таблица6.C2" office:value-type="string">
            <text:p text:style-name="P20"><text:span text:style-name="T24">1</text:span></text:p>
          </table:table-cell>
        </table:table-row>
        <table:table-row>
          <table:table-cell table:style-name="Таблица6.A2" office:value-type="string">
            <text:p text:style-name="P19"><text:span text:style-name="T24">П</text:span>оток диагностики (куда обычно выводятся <text:soft-page-break/>сообщения об ошибках)</text:p>
          </table:table-cell>
          <table:table-cell table:style-name="Таблица6.A2" office:value-type="string">
            <text:p text:style-name="P19"/>
          </table:table-cell>
          <table:table-cell table:style-name="Таблица6.C2" office:value-type="string">
            <text:p text:style-name="P20"><text:span text:style-name="T24">2</text:span></text:p>
          </table:table-cell>
        </table:table-row>
      </table:table>
      <text:p text:style-name="P14"><text:span text:style-name="T17"/></text:p>
      <text:p text:style-name="P15"><text:span text:style-name="T18">Для их открытия их нужно кинуть в стек</text:span></text:p>
      <text:h text:style-name="Heading_20_2" text:outline-level="2">Команды ассемблера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7">п/п</text:p>
          </table:table-cell>
          <table:table-cell table:style-name="Таблица1.A1" office:value-type="string">
            <text:p text:style-name="P7">Обозна-чение </text:p>
          </table:table-cell>
          <table:table-cell table:style-name="Таблица1.A1" office:value-type="string">
            <text:p text:style-name="P7">Синтаксис</text:p>
          </table:table-cell>
          <table:table-cell table:style-name="Таблица1.D1" office:value-type="string">
            <text:p text:style-name="P7">Примечание</text:p>
          </table:table-cell>
        </table:table-row>
        <table:table-row table:style-name="Таблица1.1">
          <table:table-cell table:style-name="Таблица1.A2" office:value-type="string">
            <text:p text:style-name="P7">1</text:p>
          </table:table-cell>
          <table:table-cell table:style-name="Таблица1.A2" office:value-type="string">
            <text:p text:style-name="P7">Mov</text:p>
          </table:table-cell>
          <table:table-cell table:style-name="Таблица1.A2" office:value-type="string">
            <text:p text:style-name="P7">movl <text:s/>$0x12345, %eax</text:p>
            <text:p text:style-name="P7"/>
          </table:table-cell>
          <table:table-cell table:style-name="Таблица1.D2" office:value-type="string">
            <text:p text:style-name="P7">загрузить константу 0x12345 в регистр %eax</text:p>
            <text:p text:style-name="Text_20_body"><text:span text:style-name="T11">NB: </text:span><text:span text:style-name="Source_20_Text"><text:span text:style-name="T11">push</text:span></text:span><text:span text:style-name="T11"> и </text:span><text:span text:style-name="Source_20_Text"><text:span text:style-name="T11">pop</text:span></text:span><text:span text:style-name="T11"> работают только с операндами размером 4 или 2 байта</text:span></text:p>
          </table:table-cell>
        </table:table-row>
        <table:table-row table:style-name="Таблица1.1">
          <table:table-cell table:style-name="Таблица1.A2" office:value-type="string">
            <text:p text:style-name="P7">2</text:p>
          </table:table-cell>
          <table:table-cell table:style-name="Таблица1.A2" office:value-type="string">
            <text:p text:style-name="P7">Push</text:p>
          </table:table-cell>
          <table:table-cell table:style-name="Таблица1.A2" office:value-type="string">
            <text:p text:style-name="P7">pushl $0x10</text:p>
          </table:table-cell>
          <table:table-cell table:style-name="Таблица1.D2" office:value-type="string">
            <text:p text:style-name="P7">поместить в стек число 0x10</text:p>
          </table:table-cell>
        </table:table-row>
        <table:table-row table:style-name="Таблица1.1">
          <table:table-cell table:style-name="Таблица1.A2" office:value-type="string">
            <text:p text:style-name="P7">3</text:p>
          </table:table-cell>
          <table:table-cell table:style-name="Таблица1.A2" office:value-type="string">
            <text:p text:style-name="P7">Pop</text:p>
          </table:table-cell>
          <table:table-cell table:style-name="Таблица1.A2" office:value-type="string">
            <text:p text:style-name="P7">popl <text:s/>%eax</text:p>
          </table:table-cell>
          <table:table-cell table:style-name="Таблица1.D2" office:value-type="string">
            <text:p text:style-name="P7">Извлечь из стека и записать в %eax</text:p>
          </table:table-cell>
        </table:table-row>
        <table:table-row table:style-name="Таблица1.1"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7">Call</text:p>
          </table:table-cell>
          <table:table-cell table:style-name="Таблица1.A2" office:value-type="string">
            <text:p text:style-name="P7">call <text:s/><text:span text:style-name="T2">метка</text:span></text:p>
            <text:p text:style-name="P7"/>
          </table:table-cell>
          <table:table-cell table:style-name="Таблица1.D2" office:value-type="string">
            <text:p text:style-name="P7">Используется для вызова подпрограммы, код которой находится по адресу <text:span text:style-name="T2">метка</text:span>. Принцип работы:</text:p>
            <text:list xml:id="list1165214645" text:style-name="WWNum3">
              <text:list-item>
                <text:p text:style-name="P1"><text:span text:style-name="T11">Поместить в стек адрес следующей за </text:span><text:span text:style-name="Source_20_Text"><text:span text:style-name="T11">call</text:span></text:span><text:span text:style-name="T11"> команды. Этот адрес называется адресом возврата. </text:span></text:p>
              </text:list-item>
              <text:list-item>
                <text:p text:style-name="P12">Передать управление на метку. </text:p>
              </text:list-item>
            </text:list>
          </table:table-cell>
        </table:table-row>
        <table:table-row table:style-name="Таблица1.1">
          <table:table-cell table:style-name="Таблица1.A2" office:value-type="string">
            <text:p text:style-name="P7">5</text:p>
          </table:table-cell>
          <table:table-cell table:style-name="Таблица1.A2" office:value-type="string">
            <text:p text:style-name="P7">Ret</text:p>
          </table:table-cell>
          <table:table-cell table:style-name="Таблица1.A2" office:value-type="string">
            <text:p text:style-name="P7">ret</text:p>
            <text:p text:style-name="P7">ret <text:s text:c="2"/><text:span text:style-name="T2">число</text:span></text:p>
            <text:p text:style-name="P7"/>
          </table:table-cell>
          <table:table-cell table:style-name="Таблица1.D2" office:value-type="string">
            <text:p text:style-name="Text_20_body"><text:span text:style-name="T11">Используется для возврата из подпрограммы</text:span><text:span text:style-name="Source_20_Text"><text:span text:style-name="T11">. Принцип работы:</text:span></text:span></text:p>
            <text:list xml:id="list1123775559" text:style-name="WWNum4">
              <text:list-item>
                <text:p text:style-name="P2"><text:span text:style-name="T11">Извлечь из стека новое значение регистра </text:span><text:span text:style-name="Source_20_Text"><text:span text:style-name="T11">%ep</text:span></text:span><text:span text:style-name="T11"> (то есть передать управление на команду, расположенную по адресу из стека). </text:span></text:p>
              </text:list-item>
              <text:list-item>
                <text:p text:style-name="P2"><text:span text:style-name="T11">Если команде передан операнд </text:span><text:span text:style-name="T12">число</text:span><text:span text:style-name="T11">, </text:span><text:span text:style-name="Source_20_Text"><text:span text:style-name="T11">%esp</text:span></text:span><text:span text:style-name="T11"> увеличивается на это число. Это необходимо для того, чтобы подпрограмма могла убрать из стека свои параметры. </text:span></text:p>
              </text:list-item>
            </text:list>
          </table:table-cell>
        </table:table-row>
        <table:table-row table:style-name="Таблица1.1">
          <table:table-cell table:style-name="Таблица1.A2" office:value-type="string">
            <text:p text:style-name="P7">6</text:p>
          </table:table-cell>
          <table:table-cell table:style-name="Таблица1.A2" office:value-type="string">
            <text:p text:style-name="P7">Cmp</text:p>
          </table:table-cell>
          <table:table-cell table:style-name="Таблица1.A2" office:value-type="string">
            <text:p text:style-name="P7">cmpl <text:span text:style-name="T2">операнд_2</text:span>, <text:span text:style-name="T2">операнд_1</text:span></text:p>
            <text:p text:style-name="P7"/>
          </table:table-cell>
          <table:table-cell table:style-name="Таблица1.D2" office:value-type="string">
            <text:p text:style-name="Text_20_body"><text:span text:style-name="T11">Команда </text:span><text:span text:style-name="Source_20_Text"><text:span text:style-name="T11">cmp</text:span></text:span><text:span text:style-name="T11"> выполняет вычитание </text:span><text:span text:style-name="Source_20_Text"><text:span text:style-name="T12">операнд_1</text:span></text:span><text:span text:style-name="Source_20_Text"><text:span text:style-name="T11"> – </text:span></text:span><text:span text:style-name="Source_20_Text"><text:span text:style-name="T12">операнд_2</text:span></text:span><text:span text:style-name="T11"> и устанавливает флаги. Результат вычитания нигде не запоминается.</text:span>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7">7</text:p>
          </table:table-cell>
          <table:table-cell table:style-name="Таблица1.A2" office:value-type="string">
            <text:p text:style-name="P7">Jcc</text:p>
          </table:table-cell>
          <table:table-cell table:style-name="Таблица1.A2" office:value-type="string">
            <text:p text:style-name="P7">Jcc <text:span text:style-name="T3">метка</text:span></text:p>
          </table:table-cell>
          <table:table-cell table:style-name="Таблица1.D2" office:value-type="string">
            <text:p text:style-name="Text_20_body"><text:span text:style-name="T11">Команды условного перехода. Команды </text:span><text:span text:style-name="Source_20_Text"><text:span text:style-name="T11">jcc</text:span></text:span><text:span text:style-name="T11"> не существует, вместо </text:span><text:span text:style-name="Source_20_Text"><text:span text:style-name="T11">cc</text:span></text:span><text:span text:style-name="T11"> нужно подставить мнемоническое обозначение условия. каждой команды есть противоположная: просто добавляем букву </text:span><text:span text:style-name="Source_20_Text"><text:span text:style-name="T11">n</text:span></text:span><text:span text:style-name="T11">:</text:span></text:p>
            <text:list xml:id="list657040748" text:style-name="WWNum5">
              <text:list-item>
                <text:p text:style-name="P3"><text:span text:style-name="Source_20_Text"><text:span text:style-name="T11">je</text:span></text:span><text:span text:style-name="T11"> — </text:span><text:span text:style-name="Source_20_Text"><text:span text:style-name="T11">jne</text:span></text:span><text:span text:style-name="T11">: равно — не равно; </text:span></text:p>
              </text:list-item>
              <text:list-item>
                <text:p text:style-name="P3"><text:span text:style-name="Source_20_Text"><text:span text:style-name="T11">jg</text:span></text:span><text:span text:style-name="T11"> — </text:span><text:span text:style-name="Source_20_Text"><text:span text:style-name="T11">jng</text:span></text:span><text:span text:style-name="T11">: больше — не больше. </text:span></text:p>
              </text:list-item>
            </text:list>
            <text:p text:style-name="P7"/>
          </table:table-cell>
        </table:table-row>
      </table:table>
      <text:p text:style-name="P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7">Мнемоника</text:p>
          </table:table-cell>
          <table:table-cell table:style-name="Таблица2.A1" office:value-type="string">
            <text:p text:style-name="P7">Английское слово</text:p>
          </table:table-cell>
          <table:table-cell table:style-name="Таблица2.A1" office:value-type="string">
            <text:p text:style-name="P7">Смысл</text:p>
          </table:table-cell>
          <table:table-cell table:style-name="Таблица2.A1" office:value-type="string">
            <text:p text:style-name="P7">Тип операндов</text:p>
          </table:table-cell>
        </table:table-row>
        <table:table-row table:style-name="Таблица2.1">
          <table:table-cell table:style-name="Таблица2.A1" office:value-type="string">
            <text:p text:style-name="Text_20_body"><text:span text:style-name="Source_20_Text"><text:span text:style-name="T11">e</text:span></text:span></text:p>
          </table:table-cell>
          <table:table-cell table:style-name="Таблица2.A1" office:value-type="string">
            <text:p text:style-name="P7">equal</text:p>
          </table:table-cell>
          <table:table-cell table:style-name="Таблица2.A1" office:value-type="string">
            <text:p text:style-name="P7">равенство</text:p>
          </table:table-cell>
          <table:table-cell table:style-name="Таблица2.A1" office:value-type="string">
            <text:p text:style-name="P7">любые</text:p>
          </table:table-cell>
        </table:table-row>
        <table:table-row table:style-name="Таблица2.1">
          <table:table-cell table:style-name="Таблица2.A1" office:value-type="string">
            <text:p text:style-name="Text_20_body"><text:span text:style-name="Source_20_Text"><text:span text:style-name="T11">n</text:span></text:span></text:p>
          </table:table-cell>
          <table:table-cell table:style-name="Таблица2.A1" office:value-type="string">
            <text:p text:style-name="P7">not</text:p>
          </table:table-cell>
          <table:table-cell table:style-name="Таблица2.A1" office:value-type="string">
            <text:p text:style-name="P7">инверсия условия</text:p>
          </table:table-cell>
          <table:table-cell table:style-name="Таблица2.A1" office:value-type="string">
            <text:p text:style-name="P7">любые</text:p>
          </table:table-cell>
        </table:table-row>
        <table:table-row table:style-name="Таблица2.1">
          <table:table-cell table:style-name="Таблица2.A1" office:value-type="string">
            <text:p text:style-name="Text_20_body"><text:span text:style-name="Source_20_Text"><text:span text:style-name="T11">g</text:span></text:span></text:p>
          </table:table-cell>
          <table:table-cell table:style-name="Таблица2.A1" office:value-type="string">
            <text:p text:style-name="P7">greater</text:p>
          </table:table-cell>
          <table:table-cell table:style-name="Таблица2.A1" office:value-type="string">
            <text:p text:style-name="P7">больше</text:p>
          </table:table-cell>
          <table:table-cell table:style-name="Таблица2.A1" office:value-type="string">
            <text:p text:style-name="P7">со знаком</text:p>
          </table:table-cell>
        </table:table-row>
        <table:table-row table:style-name="Таблица2.1">
          <table:table-cell table:style-name="Таблица2.A1" office:value-type="string">
            <text:p text:style-name="Text_20_body"><text:span text:style-name="Source_20_Text"><text:span text:style-name="T11">l</text:span></text:span></text:p>
          </table:table-cell>
          <table:table-cell table:style-name="Таблица2.A1" office:value-type="string">
            <text:p text:style-name="P7">less</text:p>
          </table:table-cell>
          <table:table-cell table:style-name="Таблица2.A1" office:value-type="string">
            <text:p text:style-name="P7">меньше</text:p>
          </table:table-cell>
          <table:table-cell table:style-name="Таблица2.A1" office:value-type="string">
            <text:p text:style-name="P7">со знаком</text:p>
          </table:table-cell>
        </table:table-row>
        <table:table-row table:style-name="Таблица2.1">
          <table:table-cell table:style-name="Таблица2.A1" office:value-type="string">
            <text:p text:style-name="Text_20_body"><text:span text:style-name="Source_20_Text"><text:span text:style-name="T11">a</text:span></text:span></text:p>
          </table:table-cell>
          <table:table-cell table:style-name="Таблица2.A1" office:value-type="string">
            <text:p text:style-name="P7">above</text:p>
          </table:table-cell>
          <table:table-cell table:style-name="Таблица2.A1" office:value-type="string">
            <text:p text:style-name="P7">больше</text:p>
          </table:table-cell>
          <table:table-cell table:style-name="Таблица2.A1" office:value-type="string">
            <text:p text:style-name="P7">без знака</text:p>
          </table:table-cell>
        </table:table-row>
        <table:table-row table:style-name="Таблица2.1">
          <table:table-cell table:style-name="Таблица2.A1" office:value-type="string">
            <text:p text:style-name="Text_20_body"><text:span text:style-name="Source_20_Text"><text:span text:style-name="T11">b</text:span></text:span></text:p>
          </table:table-cell>
          <table:table-cell table:style-name="Таблица2.A1" office:value-type="string">
            <text:p text:style-name="P7">below</text:p>
          </table:table-cell>
          <table:table-cell table:style-name="Таблица2.A1" office:value-type="string">
            <text:p text:style-name="P7">меньше</text:p>
          </table:table-cell>
          <table:table-cell table:style-name="Таблица2.A1" office:value-type="string">
            <text:p text:style-name="P7">без знака</text:p>
          </table:table-cell>
        </table:table-row>
      </table:table>
      <text:p text:style-name="P7"/>
      <text:p text:style-name="P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7">7а</text:p>
          </table:table-cell>
          <table:table-cell table:style-name="Таблица3.A1" office:value-type="string">
            <text:p text:style-name="P7">Jmp</text:p>
          </table:table-cell>
          <table:table-cell table:style-name="Таблица3.A1" office:value-type="string">
            <text:p text:style-name="P7">jmp <text:s text:c="2"/><text:span text:style-name="T2">адрес</text:span></text:p>
            <text:p text:style-name="P7"/>
          </table:table-cell>
          <table:table-cell table:style-name="Таблица3.D1" office:value-type="string">
            <text:p text:style-name="P7">Эта команда передает управление на <text:span text:style-name="T2">адрес</text:span>, не проверяя никаких условий. Заметьте, что <text:span text:style-name="T2">адрес</text:span> может быть задан в виде непосредственного значения (метки), регистра или обращения к памяти.</text:p>
          </table:table-cell>
        </table:table-row>
        <table:table-row table:style-name="Таблица3.1">
          <table:table-cell table:style-name="Таблица3.A2" office:value-type="string">
            <text:p text:style-name="P7">8</text:p>
          </table:table-cell>
          <table:table-cell table:style-name="Таблица3.A2" office:value-type="string">
            <text:p text:style-name="P7">-</text:p>
          </table:table-cell>
          <table:table-cell table:style-name="Таблица3.A2" office:value-type="string">
            <text:p text:style-name="P7">inc <text:s text:c="2"/><text:span text:style-name="T2">операнд</text:span></text:p>
            <text:p text:style-name="P7">dec <text:s text:c="2"/><text:span text:style-name="T2">операнд</text:span></text:p>
            <text:p text:style-name="P7">add <text:s text:c="2"/><text:span text:style-name="T2">источник</text:span>, <text:span text:style-name="T3">приёмник</text:span></text:p>
            <text:p text:style-name="P7">sub <text:s text:c="2"/><text:span text:style-name="T2">источник</text:span>,<text:span text:style-name="T3"> приёмник</text:span></text:p>
            <text:p text:style-name="P7">mul <text:s text:c="2"/><text:span text:style-name="T2">множитель_1</text:span></text:p>
            <text:p text:style-name="P7"/>
          </table:table-cell>
          <table:table-cell table:style-name="Таблица3.D2" office:value-type="string">
            <text:p text:style-name="P7"><text:span text:style-name="T1">Арифметические операции</text:span>. </text:p>
            <text:p text:style-name="P7">Принцип работы:</text:p>
            <text:list xml:id="list462000676" text:style-name="WWNum6">
              <text:list-item>
                <text:p text:style-name="P4"><text:span text:style-name="Source_20_Text"><text:span text:style-name="T11">inc</text:span></text:span><text:span text:style-name="T11">: увеличивает </text:span><text:span text:style-name="T12">операнд</text:span><text:span text:style-name="T11"> на 1. </text:span></text:p>
              </text:list-item>
              <text:list-item>
                <text:p text:style-name="P4"><text:span text:style-name="Source_20_Text"><text:span text:style-name="T11">dec</text:span></text:span><text:span text:style-name="T11">: уменьшает </text:span><text:span text:style-name="T12">операнд</text:span><text:span text:style-name="T11"> на 1. </text:span></text:p>
              </text:list-item>
            </text:list>
            <text:list xml:id="list885051464" text:style-name="WWNum7">
              <text:list-item>
                <text:p text:style-name="P5"><text:span text:style-name="Source_20_Text"><text:span text:style-name="T11">add</text:span></text:span><text:span text:style-name="T11">: </text:span><text:span text:style-name="T12">приёмник</text:span><text:span text:style-name="T11"> = </text:span><text:span text:style-name="T12">приёмник</text:span><text:span text:style-name="T11"> + </text:span><text:span text:style-name="T12">источник</text:span><text:span text:style-name="T11"> (то есть, увеличивает </text:span><text:span text:style-name="T12">приёмник</text:span><text:span text:style-name="T11"> на </text:span><text:span text:style-name="T12">источник</text:span><text:span text:style-name="T11">). </text:span></text:p>
              </text:list-item>
              <text:list-item>
                <text:p text:style-name="P5"><text:span text:style-name="Source_20_Text"><text:span text:style-name="T11">sub</text:span></text:span><text:span text:style-name="T11">: </text:span><text:span text:style-name="T12">приёмник</text:span><text:span text:style-name="T11"> = </text:span><text:span text:style-name="T12">приёмник</text:span><text:span text:style-name="T11"> - </text:span><text:span text:style-name="T12">источник</text:span><text:span text:style-name="T11"> (то есть, уменьшает </text:span><text:span text:style-name="T12">приёмник</text:span><text:span text:style-name="T11"> на </text:span><text:span text:style-name="T12">источник</text:span><text:span text:style-name="T11">). </text:span></text:p>
              </text:list-item>
            </text:list>
            <text:p text:style-name="Text_20_body"><text:soft-page-break/><text:span text:style-name="T11"><text:s text:c="3"/>Команда </text:span><text:span text:style-name="Source_20_Text"><text:span text:style-name="T11">mul</text:span></text:span><text:span text:style-name="T11"> имеет только один операнд. Второй сомножитель задаётся неявно. Он находится в регистре </text:span><text:span text:style-name="Source_20_Text"><text:span text:style-name="T11">%eax</text:span></text:span><text:span text:style-name="T11">, и его размер выбирается в зависимости от суффикса команды (</text:span><text:span text:style-name="Source_20_Text"><text:span text:style-name="T11">b</text:span></text:span><text:span text:style-name="T11">, </text:span><text:span text:style-name="Source_20_Text"><text:span text:style-name="T11">w</text:span></text:span><text:span text:style-name="T11"> или </text:span><text:span text:style-name="Source_20_Text"><text:span text:style-name="T11">l</text:span></text:span><text:span text:style-name="T11">). Место размещения результата также зависит от суффикса команды. Нужно отметить, что результат умножения двух n-разрядных чисел может уместиться только в 2n-разрядном регистре результата. В следующей таблице описано, в какие регистры попадает результат при той или иной разрядности операндов.</text:span></text:p>
          </table:table-cell>
        </table:table-row>
      </table:table>
      <text:p text:style-name="P7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7">Команда</text:p>
          </table:table-cell>
          <table:table-cell table:style-name="Таблица4.A1" office:value-type="string">
            <text:p text:style-name="P7">Второй сомножитель</text:p>
          </table:table-cell>
          <table:table-cell table:style-name="Таблица4.C1" office:value-type="string">
            <text:p text:style-name="P7">Результат</text:p>
          </table:table-cell>
        </table:table-row>
        <table:table-row table:style-name="Таблица4.1">
          <table:table-cell table:style-name="Таблица4.A2" office:value-type="string">
            <text:p text:style-name="Text_20_body"><text:span text:style-name="Source_20_Text"><text:span text:style-name="T11">mulb</text:span></text:span></text:p>
          </table:table-cell>
          <table:table-cell table:style-name="Таблица4.A2" office:value-type="string">
            <text:p text:style-name="Text_20_body"><text:span text:style-name="Source_20_Text"><text:span text:style-name="T11">%al</text:span></text:span></text:p>
          </table:table-cell>
          <table:table-cell table:style-name="Таблица4.C2" office:value-type="string">
            <text:p text:style-name="Text_20_body"><text:span text:style-name="T11">16 бит: </text:span><text:span text:style-name="Source_20_Text"><text:span text:style-name="T11">%ax</text:span></text:span></text:p>
          </table:table-cell>
        </table:table-row>
        <table:table-row table:style-name="Таблица4.1">
          <table:table-cell table:style-name="Таблица4.A2" office:value-type="string">
            <text:p text:style-name="Text_20_body"><text:span text:style-name="Source_20_Text"><text:span text:style-name="T11">mulw</text:span></text:span></text:p>
          </table:table-cell>
          <table:table-cell table:style-name="Таблица4.A2" office:value-type="string">
            <text:p text:style-name="Text_20_body"><text:span text:style-name="Source_20_Text"><text:span text:style-name="T11">%ax</text:span></text:span></text:p>
          </table:table-cell>
          <table:table-cell table:style-name="Таблица4.C2" office:value-type="string">
            <text:p text:style-name="Text_20_body"><text:span text:style-name="T11">32 бита: младшая часть в </text:span><text:span text:style-name="Source_20_Text"><text:span text:style-name="T11">%ax</text:span></text:span><text:span text:style-name="T11">, старшая в </text:span><text:span text:style-name="Source_20_Text"><text:span text:style-name="T11">%dx</text:span></text:span></text:p>
          </table:table-cell>
        </table:table-row>
        <table:table-row table:style-name="Таблица4.1">
          <table:table-cell table:style-name="Таблица4.A2" office:value-type="string">
            <text:p text:style-name="Text_20_body"><text:span text:style-name="Source_20_Text"><text:span text:style-name="T11">mull</text:span></text:span></text:p>
          </table:table-cell>
          <table:table-cell table:style-name="Таблица4.A2" office:value-type="string">
            <text:p text:style-name="Text_20_body"><text:span text:style-name="Source_20_Text"><text:span text:style-name="T11">%eax</text:span></text:span></text:p>
          </table:table-cell>
          <table:table-cell table:style-name="Таблица4.C2" office:value-type="string">
            <text:p text:style-name="Text_20_body"><text:span text:style-name="T11">64 бита: младшая часть в </text:span><text:span text:style-name="Source_20_Text"><text:span text:style-name="T11">%eax</text:span></text:span><text:span text:style-name="T11">, старшая в </text:span><text:span text:style-name="Source_20_Text"><text:span text:style-name="T11">%edx</text:span></text:span></text:p>
          </table:table-cell>
        </table:table-row>
      </table:table>
      <text:p text:style-name="P7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 table:style-name="Таблица5.1">
          <table:table-cell table:style-name="Таблица5.A1" office:value-type="string">
            <text:p text:style-name="P7">10</text:p>
          </table:table-cell>
          <table:table-cell table:style-name="Таблица5.A1" office:value-type="string">
            <text:p text:style-name="P7">imul</text:p>
          </table:table-cell>
          <table:table-cell table:style-name="Таблица5.A1" office:value-type="string">
            <text:p text:style-name="P7"><text:span text:style-name="T5">imul </text:span><text:span text:style-name="T4">источник<text:line-break/></text:span><text:span text:style-name="T5">imul </text:span><text:span text:style-name="T4">источник, приемник<text:line-break/></text:span><text:span text:style-name="T5">imul </text:span><text:span text:style-name="T4">источник1, источник2, приемник</text:span></text:p>
            <text:p text:style-name="P7"/>
          </table:table-cell>
          <table:table-cell table:style-name="Таблица5.D1" office:value-type="string">
            <text:p text:style-name="P7"><text:s text:c="3"/>Умножение чисел со знаком.</text:p>
            <text:p text:style-name="P7"><text:span text:style-name="T5"><text:s text:c="2"/></text:span><text:span text:style-name="T5"><text:s/>Эта команда имеет три формы, различающиеся числом операндов: </text:span></text:p>
            <text:list xml:id="list1723275137" text:style-name="WWNum8">
              <text:list-item>
                <text:p text:style-name="P13">IMUL источник: источник (регистр или переменная) умножается на AL, АХ или ЕАХ (в зависимости от размера операнда), и результат располагается в АХ, DX:AX или EDX:EAX соответственно. </text:p>
              </text:list-item>
              <text:list-item>
                <text:p text:style-name="P13">IMUL приемник,источник: источник (число, регистр или переменная) умножается на приемник (регистр), и результат заносится в приемник. </text:p>
              </text:list-item>
              <text:list-item>
                <text:p text:style-name="P13">IMUL приемник,источник1,источник2: источник 1 (регистр или переменная) умножается на источник 2 (число), и результат заносится в приемник (регистр). </text:p>
              </text:list-item>
            </text:list>
            <text:p text:style-name="P7"><text:soft-page-break/></text:p>
          </table:table-cell>
        </table:table-row>
        <table:table-row table:style-name="Таблица5.1">
          <table:table-cell table:style-name="Таблица5.A2" office:value-type="string">
            <text:p text:style-name="P7">11</text:p>
          </table:table-cell>
          <table:table-cell table:style-name="Таблица5.A2" office:value-type="string">
            <text:p text:style-name="P7">idiv </text:p>
            <text:p text:style-name="P7"/>
          </table:table-cell>
          <table:table-cell table:style-name="Таблица5.A2" office:value-type="string">
            <text:p text:style-name="P7"><text:span text:style-name="T6">idiv </text:span><text:span text:style-name="T7">источник</text:span></text:p>
            <text:p text:style-name="P7"/>
          </table:table-cell>
          <table:table-cell table:style-name="Таблица5.D2" office:value-type="string">
            <text:p text:style-name="P7"><text:span text:style-name="T9">Выполняет целочисленное деление со знаком</text:span><text:span text:style-name="T5"> AL, АХ или ЕАХ (в зависимости от </text:span><text:span text:style-name="T5">суффикса команды) на источник (регистр или переменная) и помещает результат в AL, АХ или ЕАХ, а остаток — в АН, DX или EDX соответственно. Результат всегда округляется в сторону нуля, знак остатка всегда совпадает со знаком делимого, абсолютное значение остатка всегда меньше абсолютного значения делителя. Значения флагов CF, OF, </text:span><text:span text:style-name="T5">SF, ZF, AF и PF после этой команды не определены, а переполнение или деление на ноль вызывает исключение #DE (ошибка при делении) в защищенном режиме и прерывание 0 — в реальном</text:span></text:p>
          </table:table-cell>
        </table:table-row>
        <table:table-row table:style-name="Таблица5.1">
          <table:table-cell table:style-name="Таблица5.A3" office:value-type="string">
            <text:p text:style-name="P7">12</text:p>
          </table:table-cell>
          <table:table-cell table:style-name="Таблица5.A3" office:value-type="string">
            <text:p text:style-name="P7">div</text:p>
          </table:table-cell>
          <table:table-cell table:style-name="Таблица5.A3" office:value-type="string">
            <text:p text:style-name="P7">div источник</text:p>
          </table:table-cell>
          <table:table-cell table:style-name="Таблица5.D3" office:value-type="string">
            <text:p text:style-name="P7"><text:span text:style-name="T9">Выполняет целочисленное деление без знака</text:span><text:span text:style-name="T5"> AL, АХ или ЕАХ (в зависимости от суффикса команды) на источник (регистр или переменная) и помещает результат в AL, АХ или ЕАХ, а остаток — в АН, DX или EDX соответственно. Результат всегда округляется в сторону нуля, абсолютное значение остатка всегда меньше абсолютного значения делителя. Значения флагов CF, OF, SF, ZF, AF и PF после этой команды не определены, а переполнение или деление на ноль вызывает исключение #DE (ошибка при делении) в защищенном режиме </text:span><text:span text:style-name="T5">и прерывание 0 — в реальном.</text:span></text:p>
          </table:table-cell>
        </table:table-row>
        <table:table-row table:style-name="Таблица5.1">
          <table:table-cell table:style-name="Таблица5.A3" office:value-type="string">
            <text:p text:style-name="P7">13</text:p>
          </table:table-cell>
          <table:table-cell table:style-name="Таблица5.A3" office:value-type="string">
            <text:p text:style-name="P7">neg</text:p>
          </table:table-cell>
          <table:table-cell table:style-name="Таблица5.A3" office:value-type="string">
            <text:p text:style-name="P7"><text:span text:style-name="T6">neg </text:span><text:span text:style-name="T7">приемник</text:span></text:p>
            <text:p text:style-name="P7"/>
          </table:table-cell>
          <table:table-cell table:style-name="Таблица5.D3" office:value-type="string">
            <text:p text:style-name="P7"><text:span text:style-name="T9">Изменение знака приемника</text:span><text:span text:style-name="T5">. Выполняет над числом, содержащимся в приемнике (регистр или переменная), операцию дополнения до двух. Эта операция эквивалентна обращению знака операнда, если рассматривать </text:span><text:span text:style-name="T5">его</text:span><text:span text:style-name="T5"> как число со знаком. Если приемник равен нулю, флаг CF устанавливается в 0, иначе — в 1. Остальные флаги (OF, SF, ZF, AF, PF) устанавливаются в соответствии с результатом операции.</text:span></text:p>
          </table:table-cell>
        </table:table-row>
      </table:table>
      <text:p text:style-name="P7"/>
      <text:p text:style-name="P7"/>
      <text:p text:style-name="P7"><text:soft-page-break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pt" style:language-asian="ru" style:country-asian="RU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punctuation-wrap="hanging" style:writing-mode="lr-tb">
        <style:tab-stops>
          <style:tab-stop style:position="1.251cm"/>
        </style:tab-stops>
      </style:paragraph-properties>
      <style:text-properties fo:color="#00000a" fo:font-size="12pt" style:letter-kerning="true" style:font-name-asian="Droid Sans Fallback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style:contextual-spacing="false"/>
      <style:text-properties style:font-name="Droid Sans Mono" fo:font-size="10pt" style:font-name-asian="DejaVu Sans Mono" style:font-size-asian="10pt" style:font-name-complex="DejaVu Sans Mono" style:font-size-complex="10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weight="normal" style:font-name-asian="OpenSymbol" style:font-weight-asian="normal" style:font-name-complex="OpenSymbol" style:font-weight-complex="normal"/>
    </style:style>
    <style:style style:name="Source_20_Text" style:display-name="Source Text" style:family="text">
      <style:text-properties style:font-name="Droid Sans Mono" style:font-name-asian="Droid Sans Fallback1" style:font-name-complex="Lohit Hindi2"/>
    </style:style>
    <style:style style:name="ListLabel_20_1" style:display-name="ListLabel 1" style:family="text">
      <style:text-properties fo:font-weight="normal" style:font-weight-asian="normal" style:font-name-complex="Symbol1" style:font-weight-complex="normal"/>
    </style:style>
    <style:style style:name="ListLabel_20_2" style:display-name="ListLabel 2" style:family="text">
      <style:text-properties fo:font-weight="normal" style:font-weight-asian="normal" style:font-name-complex="OpenSymbol2" style:font-weight-complex="normal"/>
    </style:style>
    <style:style style:name="ListLabel_20_3" style:display-name="ListLabel 3" style:family="text">
      <style:text-properties fo:font-weight="normal" style:font-weight-asian="normal" style:font-name-complex="Symbol1" style:font-weight-complex="normal"/>
    </style:style>
    <style:style style:name="ListLabel_20_4" style:display-name="ListLabel 4" style:family="text">
      <style:text-properties fo:font-weight="normal" style:font-weight-asian="normal" style:font-name-complex="OpenSymbol2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mir</meta:initial-creator>
    <meta:editing-cycles>19</meta:editing-cycles>
    <meta:print-date>1601-01-01T00:00:00</meta:print-date>
    <meta:creation-date>2012-10-25T16:37:00</meta:creation-date>
    <dc:date>2013-01-04T23:17:02</dc:date>
    <meta:editing-duration>PT5H16M2S</meta:editing-duration>
    <meta:generator>LibreOffice/3.6$Linux_X86_64 LibreOffice_project/360m1$Build-2</meta:generator>
    <meta:document-statistic meta:table-count="6" meta:image-count="0" meta:object-count="0" meta:page-count="6" meta:paragraph-count="149" meta:word-count="972" meta:character-count="6275" meta:non-whitespace-character-count="5431"/>
    <meta:user-defined meta:name="AppVersion">12.0000</meta:user-defined>
    <meta:user-defined meta:name="Company">DG Wi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